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77cae"/>
    </style:style>
    <style:style style:name="gr2" style:family="graphic" style:parent-style-name="standard">
      <style:graphic-properties draw:stroke="none" svg:stroke-width="0cm" draw:fill-color="#add6e7"/>
    </style:style>
    <style:style style:name="gr3" style:family="graphic" style:parent-style-name="standard">
      <style:graphic-properties draw:stroke="none" svg:stroke-width="0cm" draw:fill-color="#077cae"/>
    </style:style>
    <style:style style:name="gr4" style:family="graphic" style:parent-style-name="standard">
      <style:graphic-properties draw:stroke="none" svg:stroke-width="0cm" draw:fill-color="#3cafe4"/>
    </style:style>
    <style:style style:name="gr5" style:family="graphic" style:parent-style-name="standard">
      <style:graphic-properties draw:stroke="none" svg:stroke-width="0cm" draw:fill-color="#131516"/>
    </style:style>
    <style:style style:name="gr6" style:family="graphic" style:parent-style-name="standard">
      <style:graphic-properties draw:stroke="none" svg:stroke-width="0cm" draw:fill-color="#ffffff"/>
    </style:style>
    <style:style style:name="gr7" style:family="graphic" style:parent-style-name="standard">
      <style:graphic-properties draw:stroke="none" svg:stroke-width="0cm" draw:fill-color="#075f87"/>
    </style:style>
  </office:automatic-styles>
  <office:body>
    <office:drawing>
      <draw:page draw:name="page1" draw:style-name="dp1" draw:master-page-name="Default">
        <draw:g>
          <draw:glue-point draw:id="4" svg:x="0.001cm" svg:y="-5cm"/>
          <draw:glue-point draw:id="5" svg:x="0.001cm" svg:y="5cm"/>
          <draw:glue-point draw:id="6" svg:x="-5cm" svg:y="-2.671cm"/>
          <draw:glue-point draw:id="7" svg:x="-5cm" svg:y="2.671cm"/>
          <draw:glue-point draw:id="8" svg:x="-5cm" svg:y="0cm"/>
          <draw:glue-point draw:id="9" svg:x="5cm" svg:y="-2.671cm"/>
          <draw:glue-point draw:id="10" svg:x="5cm" svg:y="2.671cm"/>
          <draw:glue-point draw:id="11" svg:x="5cm" svg:y="0cm"/>
          <draw:glue-point draw:id="12" svg:x="0cm" svg:y="0cm"/>
          <draw:polygon draw:style-name="gr1" draw:layer="layout" svg:width="3.36cm" svg:height="1.154cm" svg:x="0.01cm" svg:y="0.835cm" svg:viewBox="0 0 3361 1155" draw:points="3361,577 3359,607 3352,637 3342,665 3327,693 3308,721 3286,749 3259,776 3228,802 3195,827 3158,852 3117,877 3073,900 3027,923 2977,944 2924,965 2868,985 2810,1005 2750,1023 2686,1040 2621,1056 2552,1071 2481,1085 2409,1098 2334,1110 2258,1119 2180,1129 2100,1136 2019,1143 1936,1148 1852,1152 1767,1154 1680,1155 1594,1154 1508,1152 1425,1148 1342,1143 1260,1136 1181,1129 1103,1119 1026,1110 952,1098 880,1085 809,1071 740,1056 675,1040 611,1023 550,1005 492,985 437,965 384,944 334,923 287,900 243,877 202,852 165,827 132,802 101,776 75,749 53,721 33,693 19,665 8,637 1,607 0,577 1,547 8,518 19,489 33,461 53,433 75,405 101,379 132,352 165,327 202,302 243,277 287,254 334,232 384,210 437,189 492,169 550,150 611,131 675,114 740,98 809,83 880,69 952,56 1026,45 1103,35 1181,25 1260,18 1342,11 1425,6 1508,2 1594,1 1680,0 1767,1 1852,2 1936,6 2019,11 2100,18 2180,25 2258,35 2334,45 2409,56 2481,69 2552,83 2621,98 2686,114 2750,131 2810,150 2868,169 2924,189 2977,210 3027,232 3073,254 3117,277 3158,302 3195,327 3228,352 3259,379 3286,405 3308,433 3327,461 3342,489 3352,518 3359,547">
            <text:p/>
          </draw:polygon>
          <draw:polygon draw:style-name="gr2" draw:layer="layout" svg:width="1.701cm" svg:height="0.587cm" svg:x="1.681cm" svg:y="1.413cm" svg:viewBox="0 0 1702 588" draw:points="10,588 53,588 97,587 140,586 182,585 225,583 266,581 308,578 350,576 390,573 431,569 471,565 511,561 550,557 589,552 627,547 666,542 704,536 741,530 777,524 814,518 849,511 884,504 918,496 952,488 986,480 1019,472 1051,464 1082,455 1098,450 1113,446 1129,442 1144,437 1158,432 1173,427 1188,422 1202,418 1216,412 1230,408 1244,402 1257,398 1271,392 1285,387 1298,382 1311,376 1324,371 1336,365 1349,359 1361,354 1374,348 1385,343 1397,337 1408,331 1420,325 1431,320 1442,314 1453,308 1463,302 1473,296 1484,289 1494,283 1503,277 1513,271 1522,264 1531,258 1540,252 1549,245 1557,239 1566,232 1573,225 1581,219 1589,212 1596,206 1603,199 1610,191 1617,185 1623,178 1630,171 1635,164 1641,157 1647,150 1651,143 1657,135 1662,128 1666,121 1670,114 1674,107 1677,99 1681,91 1685,84 1687,76 1690,69 1692,62 1695,54 1696,46 1698,38 1699,31 1700,23 1701,14 1702,7 1702,0 1681,0 1681,6 1681,13 1680,20 1678,28 1677,35 1677,42 1674,48 1673,56 1671,62 1668,69 1665,76 1663,83 1659,90 1656,97 1652,104 1649,110 1644,117 1640,124 1635,131 1630,137 1625,144 1619,151 1614,157 1609,164 1602,171 1595,177 1589,184 1582,190 1575,197 1568,203 1560,210 1552,216 1545,222 1536,229 1528,235 1519,241 1511,248 1502,253 1492,260 1482,266 1473,272 1463,278 1453,284 1443,290 1432,296 1421,302 1411,308 1399,313 1388,319 1376,324 1365,330 1353,336 1340,341 1328,347 1316,352 1303,357 1290,362 1277,368 1264,373 1251,378 1237,383 1223,388 1209,393 1195,398 1180,403 1167,408 1152,412 1138,417 1122,422 1108,426 1092,431 1077,435 1046,444 1013,452 981,460 948,468 914,476 880,483 845,490 809,497 774,504 737,510 700,516 663,522 625,527 587,532 548,536 508,541 469,545 429,549 389,552 348,555 307,558 266,560 224,562 181,564 138,565 96,566 53,566 10,567 9,567 7,567 6,567 5,567 5,568 4,568 3,569 2,570 1,572 0,573 0,575 0,577 0,579 0,581 1,583 2,585 3,585 4,586 5,586 5,587 6,587 7,588 9,588">
            <text:p/>
          </draw:polygon>
          <draw:polygon draw:style-name="gr2" draw:layer="layout" svg:width="1.691cm" svg:height="0.598cm" svg:x="0cm" svg:y="1.402cm" svg:viewBox="0 0 1692 599" draw:points="0,10 0,18 0,25 1,34 2,41 3,49 5,56 6,65 9,72 11,80 13,87 16,94 20,102 23,110 27,117 31,124 35,132 40,139 44,146 50,153 54,161 60,168 66,175 71,182 77,189 84,196 91,202 98,209 105,216 112,223 120,230 127,236 135,243 144,250 152,256 161,262 169,269 179,275 188,281 198,288 207,294 217,300 227,307 238,313 248,318 259,325 270,330 281,336 293,342 304,348 316,354 327,359 340,365 352,370 365,376 377,382 390,387 404,393 416,398 429,403 443,409 457,413 471,419 485,423 499,428 513,433 529,438 543,443 557,448 573,453 588,457 603,461 619,466 651,475 683,483 716,491 748,499 783,507 818,515 852,522 888,529 924,535 961,541 998,547 1036,553 1074,558 1112,563 1151,568 1190,572 1230,576 1270,580 1311,584 1352,587 1393,589 1435,592 1477,594 1519,596 1561,597 1605,598 1648,599 1692,599 1692,578 1649,577 1605,577 1563,576 1520,575 1478,573 1436,571 1395,569 1354,566 1313,563 1272,560 1233,556 1193,552 1154,547 1115,543 1076,538 1039,533 1001,527 965,521 928,515 892,508 856,501 822,494 787,487 753,479 720,471 689,463 656,455 625,446 609,442 594,437 579,432 564,428 549,423 534,419 520,414 506,409 492,404 478,399 464,394 450,389 437,384 424,379 411,373 398,368 385,363 372,358 360,352 349,347 336,341 324,335 313,329 302,324 290,318 280,313 269,307 258,301 248,295 238,289 228,283 218,277 208,271 199,264 191,258 182,252 173,246 164,240 156,233 149,227 141,220 133,214 126,208 119,201 112,195 105,188 99,181 93,175 87,168 82,162 75,155 71,148 66,141 61,135 57,128 52,121 49,114 45,107 41,101 38,94 36,87 32,80 30,73 28,66 27,59 24,52 23,45 22,38 21,31 20,24 20,17 20,10 20,8 20,8 20,6 20,5 18,5 18,4 18,3 17,2 15,1 13,0 12,0 10,0 8,0 6,0 4,1 2,2 2,3 1,4 1,5 0,5 0,6 0,8 0,8">
            <text:p/>
          </draw:polygon>
          <draw:polygon draw:style-name="gr2" draw:layer="layout" svg:width="1.701cm" svg:height="0.587cm" svg:x="0cm" svg:y="0.825cm" svg:viewBox="0 0 1702 588" draw:points="1691,0 1647,0 1604,0 1561,1 1519,2 1477,4 1435,6 1393,8 1352,11 1311,14 1270,17 1230,21 1190,25 1151,30 1112,35 1073,39 1035,44 998,50 960,56 924,63 888,69 852,76 817,83 783,90 748,98 716,106 682,114 651,123 619,132 588,141 557,150 543,154 529,159 513,164 499,169 485,174 471,179 456,184 443,189 429,194 416,200 403,205 390,210 377,215 365,221 352,226 340,233 327,238 315,244 304,249 292,255 281,261 269,266 258,273 248,279 238,285 227,290 217,297 207,303 198,309 188,316 179,322 169,328 161,335 152,342 144,348 135,354 127,361 120,368 112,374 105,381 98,388 91,395 84,402 77,408 71,415 66,422 60,430 54,437 50,444 44,451 40,458 35,465 31,473 27,480 23,488 20,495 16,502 13,510 11,518 9,525 6,533 5,540 3,548 2,556 1,564 0,571 0,579 0,588 20,588 20,580 20,573 21,566 22,559 23,552 24,545 27,538 28,531 30,524 32,517 36,511 38,504 41,497 45,490 49,483 52,476 56,469 61,463 66,456 71,449 75,443 82,436 87,429 93,422 99,416 105,410 112,403 119,396 126,390 133,383 140,377 149,371 156,364 164,358 173,351 182,345 191,339 199,333 208,327 218,320 228,315 238,309 248,303 258,297 269,290 280,285 290,279 302,274 313,268 324,262 336,256 349,251 360,245 372,240 385,235 398,229 410,224 424,218 437,214 450,209 464,203 478,199 491,193 506,188 520,184 534,179 548,174 564,169 593,160 625,151 656,143 688,134 720,126 753,118 787,111 821,103 856,96 892,89 927,83 964,77 1001,71 1038,65 1076,60 1114,54 1153,50 1193,46 1232,42 1272,38 1312,35 1353,32 1394,29 1435,26 1477,24 1520,23 1562,21 1605,20 1648,20 1691,20 1692,19 1693,19 1695,19 1696,19 1696,18 1697,18 1698,17 1699,16 1700,15 1701,13 1701,11 1702,9 1701,8 1701,6 1700,4 1699,2 1698,2 1697,1 1696,1 1696,0 1695,0 1693,0 1692,0">
            <text:p/>
          </draw:polygon>
          <draw:polygon draw:style-name="gr2" draw:layer="layout" svg:width="1.69cm" svg:height="0.587cm" svg:x="1.691cm" svg:y="0.825cm" svg:viewBox="0 0 1691 588" draw:points="1691,588 1691,579 1690,571 1689,564 1688,556 1687,548 1685,540 1684,533 1681,525 1679,518 1676,510 1674,502 1670,495 1666,488 1663,480 1659,473 1655,465 1651,458 1646,451 1640,444 1636,437 1630,429 1624,422 1619,415 1612,408 1606,402 1599,395 1592,388 1585,381 1578,374 1570,368 1562,361 1555,354 1546,348 1538,342 1529,335 1520,328 1511,322 1502,316 1493,309 1483,303 1473,297 1463,290 1452,285 1442,279 1432,273 1420,266 1409,261 1397,255 1386,249 1374,244 1363,238 1350,233 1338,226 1325,221 1313,215 1300,210 1287,205 1274,200 1261,194 1246,189 1233,184 1219,179 1205,174 1191,169 1177,164 1162,159 1147,154 1133,150 1102,141 1071,132 1040,123 1008,114 975,106 942,98 908,90 873,83 838,76 803,69 766,63 730,56 693,50 656,44 617,39 579,35 539,30 501,25 460,21 421,17 380,14 339,11 298,8 256,6 214,4 172,2 130,1 86,0 43,0 0,0 0,20 43,20 86,20 128,21 171,23 214,24 255,26 296,29 337,32 379,35 419,38 459,42 498,46 537,50 576,54 615,60 653,65 690,71 726,77 763,83 799,89 834,96 869,103 903,111 937,118 971,126 1003,134 1035,143 1066,151 1097,160 1127,169 1141,174 1156,179 1170,184 1184,188 1199,193 1212,199 1227,203 1240,209 1253,214 1266,218 1279,224 1292,229 1305,235 1317,240 1330,245 1342,251 1354,256 1365,262 1378,268 1388,274 1400,279 1410,285 1421,290 1432,297 1442,303 1452,309 1462,315 1471,320 1482,327 1491,333 1500,339 1508,345 1517,351 1525,358 1534,364 1541,371 1550,377 1557,383 1564,390 1571,396 1578,403 1584,410 1591,416 1598,422 1603,429 1608,436 1615,443 1619,449 1624,456 1629,463 1634,469 1638,476 1641,483 1645,490 1648,497 1652,504 1654,510 1657,517 1660,524 1662,531 1663,538 1666,545 1666,552 1667,559 1669,566 1670,573 1670,580 1670,588">
            <text:p/>
          </draw:polygon>
          <draw:polygon draw:style-name="gr3" draw:layer="layout" svg:width="3.366cm" svg:height="0.824cm" svg:x="0.005cm" svg:y="0.603cm" svg:viewBox="0 0 3367 825" draw:points="0,0 0,825 3366,825 3367,0">
            <text:p/>
          </draw:polygon>
          <draw:polygon draw:style-name="gr4" draw:layer="layout" svg:width="3.36cm" svg:height="1.154cm" svg:x="0.01cm" svg:y="0.011cm" svg:viewBox="0 0 3361 1155" draw:points="3361,577 3359,607 3352,636 3342,665 3327,693 3308,721 3286,749 3259,775 3228,801 3195,827 3158,852 3117,877 3073,900 3027,922 2977,944 2924,965 2868,985 2810,1004 2750,1023 2686,1040 2621,1056 2552,1071 2481,1085 2409,1098 2334,1109 2258,1119 2180,1129 2100,1136 2019,1143 1936,1148 1852,1152 1767,1153 1680,1155 1594,1153 1508,1152 1425,1148 1342,1143 1260,1136 1181,1129 1103,1119 1026,1109 952,1098 880,1085 809,1071 740,1056 675,1040 611,1023 550,1004 492,985 437,965 384,944 334,922 287,900 243,877 202,852 165,827 132,801 101,775 75,749 53,721 33,693 19,665 8,636 1,607 0,577 1,547 8,517 19,489 33,461 53,433 75,405 101,378 132,352 165,327 202,302 243,277 287,254 334,231 384,210 437,188 492,169 550,149 611,131 675,114 740,98 809,82 880,69 952,56 1026,44 1103,35 1181,25 1260,17 1342,11 1425,6 1508,2 1594,0 1680,0 1767,0 1852,2 1936,6 2019,11 2100,17 2180,25 2258,35 2334,44 2409,56 2481,69 2552,82 2621,98 2686,114 2750,131 2810,149 2868,169 2924,188 2977,210 3027,231 3073,254 3117,277 3158,302 3195,327 3228,352 3259,378 3286,405 3308,433 3327,461 3342,489 3352,517 3359,547">
            <text:p/>
          </draw:polygon>
          <draw:polygon draw:style-name="gr2" draw:layer="layout" svg:width="1.701cm" svg:height="0.587cm" svg:x="1.681cm" svg:y="0.587cm" svg:viewBox="0 0 1702 588" draw:points="10,588 53,588 97,587 140,586 182,585 225,583 266,581 308,579 350,576 390,573 431,570 471,566 511,562 550,557 589,552 627,548 666,543 704,537 741,531 777,524 814,518 849,511 884,504 918,497 952,489 986,481 1019,473 1051,464 1082,455 1098,451 1113,446 1129,442 1144,437 1158,432 1173,428 1188,423 1202,418 1216,413 1230,408 1244,403 1257,398 1271,392 1285,387 1298,382 1311,377 1324,372 1336,366 1349,360 1361,354 1374,349 1385,343 1397,338 1408,332 1420,326 1431,320 1442,314 1453,308 1463,302 1473,297 1484,290 1494,283 1503,278 1513,271 1522,265 1531,258 1540,252 1549,245 1557,239 1566,233 1573,226 1581,219 1589,213 1596,206 1603,199 1610,192 1617,185 1623,179 1630,172 1635,165 1641,158 1647,150 1651,143 1657,136 1662,129 1666,121 1670,114 1674,107 1677,99 1681,92 1685,84 1687,77 1690,69 1692,62 1695,54 1696,46 1698,39 1699,31 1700,23 1701,15 1702,8 1702,0 1681,0 1681,6 1681,14 1680,21 1678,28 1677,35 1677,42 1674,49 1673,56 1671,63 1668,70 1665,77 1663,83 1659,90 1656,97 1652,104 1649,111 1644,118 1640,124 1635,131 1630,138 1625,145 1619,151 1614,158 1609,165 1602,171 1595,177 1589,184 1582,191 1575,198 1568,204 1560,210 1552,216 1545,223 1536,229 1528,236 1519,242 1511,248 1502,254 1492,260 1482,267 1473,272 1463,278 1453,284 1443,290 1432,297 1421,302 1411,308 1399,313 1388,319 1376,325 1365,330 1353,336 1340,342 1328,347 1316,352 1303,357 1290,363 1277,369 1264,373 1251,378 1237,384 1223,388 1209,394 1195,398 1180,403 1167,408 1152,413 1138,418 1122,422 1108,426 1092,431 1077,436 1046,444 1013,453 981,461 948,469 914,476 880,484 845,491 809,498 774,504 737,510 700,516 663,522 625,527 587,532 548,537 508,541 469,545 429,549 389,552 348,555 307,558 266,560 224,563 181,564 138,566 96,566 53,567 10,567 9,568 7,568 6,568 5,568 5,569 4,569 3,570 2,571 1,572 0,574 0,576 0,578 0,579 0,581 1,583 2,585 3,585 4,586 5,586 5,587 6,588 7,588 9,588">
            <text:p/>
          </draw:polygon>
          <draw:polygon draw:style-name="gr2" draw:layer="layout" svg:width="1.691cm" svg:height="0.597cm" svg:x="0cm" svg:y="0.578cm" svg:viewBox="0 0 1692 598" draw:points="0,9 0,17 0,25 1,33 2,41 3,48 5,56 6,64 9,72 11,79 13,87 16,94 20,101 23,109 27,116 31,124 35,131 40,139 44,146 50,153 54,160 60,168 66,175 71,182 77,188 84,195 91,202 98,209 105,216 112,222 120,229 127,236 135,243 144,249 152,255 161,262 169,268 179,275 188,281 198,288 207,293 217,300 227,307 238,312 248,318 259,324 270,330 281,336 293,342 304,347 316,353 327,359 340,364 352,370 365,376 377,381 390,387 404,392 416,397 429,402 443,408 457,413 471,418 485,423 499,428 513,433 529,438 543,442 557,447 573,452 588,456 603,461 619,465 651,474 683,483 716,491 748,499 783,507 818,514 852,521 888,528 924,534 961,541 998,547 1036,553 1074,558 1112,562 1151,567 1190,572 1230,576 1270,580 1311,583 1352,586 1393,589 1435,591 1477,593 1519,595 1561,596 1605,597 1648,598 1692,598 1692,577 1649,577 1605,576 1563,576 1520,574 1478,573 1436,570 1395,568 1354,565 1313,562 1272,559 1233,555 1193,551 1154,547 1115,542 1076,537 1039,532 1001,526 965,520 928,514 892,508 856,501 822,494 787,486 753,479 720,471 689,463 656,454 625,446 609,441 594,436 579,432 564,428 549,423 534,418 520,413 506,408 492,404 478,398 464,394 450,388 437,383 424,379 411,373 398,367 385,362 372,357 360,352 349,346 336,340 324,335 313,329 302,323 290,318 280,312 269,307 258,300 248,294 238,288 228,282 218,277 208,270 199,264 191,258 182,252 173,245 164,239 156,233 149,226 141,220 133,214 126,207 119,201 112,194 105,187 99,181 93,175 87,168 82,161 75,154 71,148 66,141 61,134 57,128 52,120 49,114 45,107 41,100 38,93 36,87 32,80 30,73 28,66 27,59 24,51 23,45 22,38 21,31 20,24 20,16 20,9 20,8 20,7 20,6 20,5 18,4 18,3 18,2 17,2 15,1 13,0 12,0 10,0 8,0 6,0 4,1 2,2 2,2 1,3 1,4 0,5 0,6 0,7 0,8">
            <text:p/>
          </draw:polygon>
          <draw:polygon draw:style-name="gr2" draw:layer="layout" svg:width="1.701cm" svg:height="0.587cm" svg:x="0cm" svg:y="0cm" svg:viewBox="0 0 1702 588" draw:points="1691,0 1647,0 1604,0 1561,1 1519,2 1477,4 1435,6 1393,9 1352,11 1311,14 1270,18 1230,21 1190,25 1151,30 1112,35 1073,40 1035,45 998,50 960,57 924,63 888,69 852,76 817,83 783,91 748,99 716,107 682,115 651,123 619,132 588,141 557,150 543,155 529,160 513,165 499,169 485,175 471,179 456,184 443,189 429,195 416,200 403,205 390,211 377,216 365,221 352,227 340,233 327,239 315,244 304,249 292,255 281,261 269,267 258,273 248,279 238,285 227,291 217,298 207,304 198,310 188,316 179,323 169,329 161,335 152,342 144,348 135,355 127,361 120,368 112,375 105,381 98,388 91,395 84,402 77,409 71,416 66,423 60,430 54,437 50,444 44,452 40,458 35,466 31,473 27,480 23,488 20,495 16,503 13,511 11,518 9,525 6,533 5,541 3,549 2,556 1,564 0,572 0,580 0,588 20,588 20,581 20,574 21,566 22,559 23,552 24,545 27,538 28,532 30,525 32,518 36,511 38,504 41,497 45,490 49,483 52,477 56,470 61,463 66,456 71,450 75,443 82,436 87,429 93,423 99,416 105,410 112,403 119,397 126,390 133,384 140,377 149,371 156,364 164,358 173,352 182,345 191,340 199,333 208,327 218,321 228,315 238,309 248,303 258,297 269,291 280,285 290,279 302,274 313,268 324,262 336,256 349,251 360,246 372,240 385,235 398,230 410,224 424,219 437,214 450,208 464,204 478,199 491,194 506,189 520,184 534,179 548,175 564,170 593,161 625,152 656,143 688,135 720,127 753,118 787,111 821,104 856,97 892,89 927,83 964,76 1001,71 1038,65 1076,60 1114,55 1153,50 1193,46 1232,42 1272,38 1312,35 1353,32 1394,29 1435,27 1477,25 1520,23 1562,21 1605,21 1648,21 1691,20 1692,20 1693,20 1695,19 1696,19 1696,19 1697,18 1698,18 1699,17 1700,15 1701,13 1701,12 1702,10 1701,8 1701,6 1700,4 1699,2 1698,2 1697,1 1696,1 1696,0 1695,0 1693,0 1692,0">
            <text:p/>
          </draw:polygon>
          <draw:polygon draw:style-name="gr2" draw:layer="layout" svg:width="1.69cm" svg:height="0.587cm" svg:x="1.691cm" svg:y="0cm" svg:viewBox="0 0 1691 588" draw:points="1691,588 1691,580 1690,572 1689,564 1688,556 1687,549 1685,541 1684,533 1681,525 1679,518 1676,511 1674,503 1670,495 1666,488 1663,480 1659,473 1655,466 1651,458 1646,452 1640,444 1636,437 1630,430 1624,423 1619,416 1612,409 1606,402 1599,395 1592,388 1585,381 1578,375 1570,368 1562,361 1555,355 1546,348 1538,342 1529,335 1520,329 1511,323 1502,316 1493,310 1483,304 1473,298 1463,291 1452,285 1442,279 1432,273 1420,267 1409,261 1397,255 1386,249 1374,244 1363,239 1350,233 1338,227 1325,221 1313,216 1300,211 1287,205 1274,200 1261,195 1246,189 1233,184 1219,179 1205,175 1191,169 1177,165 1162,160 1147,155 1133,150 1102,141 1071,132 1040,123 1008,115 975,107 942,99 908,91 873,83 838,76 803,69 766,63 730,57 693,50 656,45 617,40 579,35 539,30 501,25 460,21 421,18 380,14 339,11 298,9 256,6 214,4 172,2 130,1 86,0 43,0 0,0 0,20 43,21 86,21 128,21 171,23 214,25 255,27 296,29 337,32 379,35 419,38 459,42 498,46 537,50 576,55 615,60 653,65 690,71 726,76 763,83 799,89 834,97 869,104 903,111 937,118 971,127 1003,135 1035,143 1066,152 1097,161 1127,170 1141,175 1156,179 1170,184 1184,189 1199,194 1212,199 1227,204 1240,208 1253,214 1266,219 1279,224 1292,230 1305,235 1317,240 1330,246 1342,251 1354,256 1365,262 1378,268 1388,274 1400,279 1410,285 1421,291 1432,297 1442,303 1452,309 1462,315 1471,321 1482,327 1491,333 1500,340 1508,345 1517,352 1525,358 1534,364 1541,371 1550,377 1557,384 1564,390 1571,397 1578,403 1584,410 1591,416 1598,423 1603,429 1608,436 1615,443 1619,450 1624,456 1629,463 1634,470 1638,477 1641,483 1645,490 1648,497 1652,504 1654,511 1657,518 1660,525 1662,532 1663,538 1666,545 1666,552 1667,559 1669,566 1670,574 1670,581 1670,588">
            <text:p/>
          </draw:polygon>
          <draw:polygon draw:style-name="gr5" draw:layer="layout" svg:width="1.106cm" svg:height="0.375cm" svg:x="1.734cm" svg:y="0.167cm" svg:viewBox="0 0 1107 376" draw:points="0,293 248,376 833,141 1107,208 963,0 258,0 552,72">
            <text:p/>
          </draw:polygon>
          <draw:polygon draw:style-name="gr5" draw:layer="layout" svg:width="1.106cm" svg:height="0.375cm" svg:x="0.526cm" svg:y="0.616cm" svg:viewBox="0 0 1107 376" draw:points="1107,82 858,0 273,234 0,167 143,376 849,376 554,303">
            <text:p/>
          </draw:polygon>
          <draw:polygon draw:style-name="gr5" draw:layer="layout" svg:width="1.106cm" svg:height="0.375cm" svg:x="0.586cm" svg:y="0.157cm" svg:viewBox="0 0 1107 376" draw:points="0,82 247,0 833,234 1107,167 963,376 257,376 552,303">
            <text:p/>
          </draw:polygon>
          <draw:polygon draw:style-name="gr5" draw:layer="layout" svg:width="1.107cm" svg:height="0.375cm" svg:x="1.698cm" svg:y="0.642cm" svg:viewBox="0 0 1108 376" draw:points="1108,293 860,376 274,141 0,208 144,0 851,0 555,72">
            <text:p/>
          </draw:polygon>
          <draw:polygon draw:style-name="gr6" draw:layer="layout" svg:width="1.105cm" svg:height="0.375cm" svg:x="1.755cm" svg:y="0.188cm" svg:viewBox="0 0 1106 376" draw:points="0,293 247,376 833,141 1106,208 963,0 257,0 552,72">
            <text:p/>
          </draw:polygon>
          <draw:polygon draw:style-name="gr6" draw:layer="layout" svg:width="1.107cm" svg:height="0.375cm" svg:x="0.546cm" svg:y="0.637cm" svg:viewBox="0 0 1108 376" draw:points="1108,82 859,0 273,234 0,166 145,376 850,376 555,303">
            <text:p/>
          </draw:polygon>
          <draw:polygon draw:style-name="gr6" draw:layer="layout" svg:width="1.106cm" svg:height="0.375cm" svg:x="0.606cm" svg:y="0.178cm" svg:viewBox="0 0 1107 376" draw:points="0,82 247,0 833,234 1107,167 961,376 257,376 552,303">
            <text:p/>
          </draw:polygon>
          <draw:polygon draw:style-name="gr6" draw:layer="layout" svg:width="1.106cm" svg:height="0.375cm" svg:x="1.719cm" svg:y="0.662cm" svg:viewBox="0 0 1107 376" draw:points="1107,293 859,376 273,141 0,208 144,0 850,0 555,72">
            <text:p/>
          </draw:polygon>
          <draw:polygon draw:style-name="gr2" draw:layer="layout" svg:width="0.02cm" svg:height="0.011cm" svg:x="0cm" svg:y="0.587cm" svg:viewBox="0 0 21 12" draw:points="21,12 21,0 0,0 0,12">
            <text:p/>
          </draw:polygon>
          <draw:polygon draw:style-name="gr2" draw:layer="layout" svg:width="0.02cm" svg:height="0.829cm" svg:x="0cm" svg:y="0.598cm" svg:viewBox="0 0 21 830" draw:points="21,830 21,0 0,0 0,830">
            <text:p/>
          </draw:polygon>
          <draw:polygon draw:style-name="gr2" draw:layer="layout" svg:width="0.02cm" svg:height="0.011cm" svg:x="0cm" svg:y="1.428cm" svg:viewBox="0 0 21 12" draw:points="0,0 0,12 21,12 21,0">
            <text:p/>
          </draw:polygon>
          <draw:polygon draw:style-name="gr2" draw:layer="layout" svg:width="0.02cm" svg:height="0.011cm" svg:x="3.361cm" svg:y="0.587cm" svg:viewBox="0 0 21 12" draw:points="21,12 21,0 0,0 0,12">
            <text:p/>
          </draw:polygon>
          <draw:polygon draw:style-name="gr2" draw:layer="layout" svg:width="0.02cm" svg:height="0.829cm" svg:x="3.361cm" svg:y="0.598cm" svg:viewBox="0 0 21 830" draw:points="21,830 21,0 0,0 0,830">
            <text:p/>
          </draw:polygon>
          <draw:polygon draw:style-name="gr2" draw:layer="layout" svg:width="0.02cm" svg:height="0.011cm" svg:x="3.361cm" svg:y="1.428cm" svg:viewBox="0 0 21 12" draw:points="0,0 0,12 21,12 21,0">
            <text:p/>
          </draw:polygon>
          <draw:polygon draw:style-name="gr7" draw:layer="layout" svg:width="1.229cm" svg:height="0.671cm" svg:x="1.078cm" svg:y="1.242cm" svg:viewBox="0 0 1230 672" draw:points="1230,335 1229,353 1227,370 1223,386 1217,403 1211,419 1202,435 1193,451 1181,466 1169,481 1156,495 1141,509 1125,523 1107,536 1089,549 1070,561 1050,573 1028,584 1006,595 983,605 959,614 934,622 908,631 881,638 855,645 827,651 798,656 768,661 738,665 708,667 678,670 646,671 615,672 584,671 552,670 521,667 491,665 461,661 432,656 403,651 375,645 348,638 322,631 296,622 271,614 247,605 224,595 202,584 181,573 160,561 140,549 122,536 105,523 89,509 74,495 61,481 48,466 37,451 28,435 19,419 12,403 8,386 3,370 1,353 0,335 1,318 3,300 8,284 12,267 19,251 28,236 37,220 48,205 61,190 74,175 89,161 105,147 122,134 140,122 160,110 181,98 202,87 224,76 247,66 271,57 296,48 322,40 348,32 375,26 403,19 432,14 461,10 491,6 521,3 552,1 584,0 615,0 646,0 678,1 708,3 738,6 768,10 798,14 827,19 855,26 881,32 908,40 934,48 959,57 983,66 1006,76 1028,87 1050,98 1070,110 1089,122 1107,134 1125,147 1141,161 1156,175 1169,190 1181,205 1193,220 1202,236 1211,251 1217,267 1223,284 1227,300 1229,318">
            <text:p/>
          </draw:polygon>
          <draw:polygon draw:style-name="gr2" draw:layer="layout" svg:width="0.635cm" svg:height="0.346cm" svg:x="1.683cm" svg:y="1.577cm" svg:viewBox="0 0 636 347" draw:points="10,347 26,347 42,346 58,345 73,345 89,344 104,342 119,341 135,340 150,338 165,336 180,334 195,331 209,329 223,326 238,323 252,320 265,316 279,313 293,309 306,305 319,301 332,297 345,293 358,289 369,284 382,279 394,274 405,268 417,263 428,258 439,253 450,247 460,241 470,234 480,229 490,222 500,216 509,209 518,203 526,196 535,189 543,182 551,175 558,167 565,160 572,152 578,145 585,137 591,129 597,121 602,113 606,105 611,96 615,88 619,79 623,71 625,63 628,54 630,45 632,36 634,27 635,18 636,9 636,0 615,0 615,8 614,16 614,24 612,32 611,40 608,48 606,56 603,64 600,71 597,79 593,87 588,95 584,102 579,109 574,117 569,124 563,132 557,139 551,146 543,153 536,160 529,166 522,173 514,180 506,186 497,193 488,198 478,205 469,212 460,217 450,223 440,229 430,234 419,240 409,244 397,250 385,255 374,260 362,264 350,269 338,273 326,278 313,282 300,286 287,290 274,293 260,297 247,300 233,303 219,305 205,308 191,311 177,313 163,315 148,317 133,319 118,321 103,322 87,323 72,324 57,325 41,326 26,326 10,326 9,326 8,326 7,327 5,327 5,327 4,328 3,329 3,329 1,331 0,333 0,334 0,337 0,338 0,340 1,342 3,343 3,344 4,345 5,345 5,345 7,346 8,347 9,347">
            <text:p/>
          </draw:polygon>
          <draw:polygon draw:style-name="gr2" draw:layer="layout" svg:width="0.625cm" svg:height="0.356cm" svg:x="1.068cm" svg:y="1.566cm" svg:viewBox="0 0 626 357" draw:points="0,10 0,19 0,28 1,38 4,46 5,55 7,64 9,73 13,82 16,90 20,99 24,107 29,115 34,123 39,132 45,139 50,147 56,155 63,163 70,170 77,178 84,185 93,192 100,199 109,206 117,213 126,219 136,226 145,232 155,239 165,245 175,251 185,257 196,263 207,268 219,273 230,279 242,284 253,289 266,294 278,299 290,303 303,307 316,312 330,316 343,320 356,323 369,327 383,330 398,333 413,336 426,339 441,342 456,344 471,346 485,348 500,350 516,351 531,352 546,354 562,355 578,355 594,356 610,357 626,357 626,336 610,336 594,336 578,335 564,334 548,333 533,332 518,331 503,329 488,327 473,325 459,323 444,321 430,318 417,316 402,313 388,310 375,307 362,303 348,300 335,296 322,292 309,288 297,283 285,279 272,275 261,270 249,265 238,260 227,254 216,250 205,244 195,239 185,233 175,227 166,222 156,215 147,209 138,203 130,197 121,190 113,183 106,177 98,170 92,163 85,156 79,149 72,142 66,134 61,128 56,120 51,113 47,105 42,98 39,90 35,82 32,74 29,66 27,59 25,51 23,42 22,35 20,27 20,18 20,10 20,9 20,8 20,6 20,5 19,5 18,4 17,3 17,2 15,1 13,1 12,0 9,0 8,0 6,1 4,1 2,2 2,3 1,4 1,5 0,5 0,6 0,8 0,9">
            <text:p/>
          </draw:polygon>
          <draw:polygon draw:style-name="gr2" draw:layer="layout" svg:width="0.635cm" svg:height="0.346cm" svg:x="1.068cm" svg:y="1.231cm" svg:viewBox="0 0 636 347" draw:points="625,0 610,0 593,0 577,1 562,1 546,2 531,4 516,5 500,6 485,8 471,10 456,12 441,15 426,18 412,20 398,23 383,26 369,30 356,33 343,37 329,41 316,45 303,49 290,53 278,58 266,62 253,68 242,72 230,78 219,83 207,88 196,94 185,99 175,105 164,112 155,117 145,124 136,130 126,137 117,144 109,150 100,157 93,164 84,171 77,179 70,186 63,194 56,201 50,209 45,217 39,225 34,233 29,241 24,250 20,258 16,267 13,275 9,284 7,293 5,301 4,310 1,319 0,328 0,338 0,347 20,347 20,338 20,330 22,322 23,314 25,306 27,298 29,290 32,282 35,275 39,267 42,259 47,251 51,244 56,237 61,229 66,222 72,214 78,207 85,200 92,193 98,187 106,180 113,173 121,166 130,160 138,153 147,148 156,141 166,135 175,129 185,123 195,117 205,112 216,106 227,102 238,96 249,91 261,86 272,82 285,77 297,73 309,68 322,64 335,61 348,56 362,53 375,49 388,46 402,43 416,41 430,38 444,35 458,33 473,31 488,29 503,27 518,25 533,24 548,23 563,22 578,21 594,21 610,20 625,20 627,20 628,20 629,20 630,19 631,19 632,18 632,18 633,17 634,15 635,13 636,12 636,10 636,8 635,6 634,4 633,3 632,2 632,1 631,1 630,1 629,0 628,0 627,0">
            <text:p/>
          </draw:polygon>
          <draw:polygon draw:style-name="gr2" draw:layer="layout" svg:width="0.625cm" svg:height="0.346cm" svg:x="1.693cm" svg:y="1.231cm" svg:viewBox="0 0 626 347" draw:points="626,347 626,337 625,328 624,319 622,310 620,301 618,293 615,284 613,275 609,267 605,258 601,250 596,241 591,233 587,225 581,217 575,209 568,201 562,194 555,186 548,179 541,171 533,164 525,157 516,150 508,144 499,137 490,130 480,124 470,117 460,112 450,105 440,99 429,94 418,88 406,83 395,78 383,72 372,68 359,62 348,58 335,53 322,49 309,45 296,41 283,37 269,33 255,30 242,26 228,23 213,20 199,18 185,15 170,12 155,10 140,8 125,6 109,5 94,4 79,2 63,1 48,1 32,0 16,0 0,0 0,20 16,20 31,21 47,21 62,22 77,23 93,24 107,25 123,27 138,29 152,31 167,33 181,35 195,38 209,41 223,43 237,46 250,49 264,53 277,56 290,61 303,64 316,68 328,73 340,77 352,82 364,86 375,91 387,96 398,102 409,106 420,112 430,117 440,123 450,129 459,135 468,141 478,148 487,153 496,160 504,166 512,173 519,180 526,187 533,193 541,200 547,207 553,214 559,222 564,229 569,237 574,244 578,251 583,259 587,267 590,275 593,282 596,290 598,298 601,306 602,314 604,322 604,330 605,338 605,347">
            <text:p/>
          </draw:polygon>
          <draw:polygon draw:style-name="gr5" draw:layer="layout" svg:width="0.348cm" svg:height="0.349cm" svg:x="1.372cm" svg:y="1.382cm" svg:viewBox="0 0 349 350" draw:points="0,289 228,61 168,0 349,0 349,188 288,128 67,350">
            <text:p/>
          </draw:polygon>
          <draw:polygon draw:style-name="gr5" draw:layer="layout" svg:width="0.348cm" svg:height="0.349cm" svg:x="1.64cm" svg:y="1.503cm" svg:viewBox="0 0 349 350" draw:points="0,289 228,60 167,0 349,0 349,188 288,128 66,350">
            <text:p/>
          </draw:polygon>
          <draw:polygon draw:style-name="gr6" draw:layer="layout" svg:width="0.348cm" svg:height="0.349cm" svg:x="1.359cm" svg:y="1.369cm" svg:viewBox="0 0 349 350" draw:points="0,289 228,60 168,0 349,0 349,188 288,127 67,350">
            <text:p/>
          </draw:polygon>
          <draw:polygon draw:style-name="gr6" draw:layer="layout" svg:width="0.347cm" svg:height="0.349cm" svg:x="1.627cm" svg:y="1.49cm" svg:viewBox="0 0 348 350" draw:points="0,289 227,60 167,0 348,0 348,188 288,128 66,35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10700</dc:title>
    <meta:creation-date>2011-02-07T16:38:47</meta:creation-date>
    <meta:editing-duration>P0D</meta:editing-duration>
    <meta:editing-cycles>1</meta:editing-cycles>
    <meta:document-statistic meta:object-count="35"/>
    <meta:generator>OpenOffice.org/3.3$Linux OpenOffice.org_project/330m20$Build-9567</meta:generator>
  </office:meta>
</office:document-meta>
</file>